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14ffaa" officeooo:paragraph-rsid="0014ffa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paragraph-rsid="00132bfb" style:font-size-asian="14pt" style:font-size-complex="14pt"/>
    </style:style>
    <style:style style:name="P3" style:family="paragraph" style:parent-style-name="Standard">
      <style:text-properties fo:font-size="14pt" officeooo:paragraph-rsid="00142aa2" style:font-size-asian="14pt" style:font-size-complex="14pt"/>
    </style:style>
    <style:style style:name="P4" style:family="paragraph" style:parent-style-name="Standard">
      <style:text-properties fo:font-size="14pt" fo:font-weight="bold" officeooo:paragraph-rsid="00142aa2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officeooo:paragraph-rsid="00132bf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32bf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paragraph-rsid="00142aa2" style:font-size-asian="14pt" style:font-size-complex="14pt"/>
    </style:style>
    <style:style style:name="P8" style:family="paragraph" style:parent-style-name="Standard">
      <style:text-properties fo:font-size="14pt" officeooo:paragraph-rsid="00132bf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aa2" style:font-weight-asian="bold" style:font-weight-complex="bold"/>
    </style:style>
    <style:style style:name="T3" style:family="text">
      <style:text-properties officeooo:rsid="00142a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) <text:s/><text:span text:style-name="T3">Accept an array and search using </text:span>linear search.</text:p>
      <text:p text:style-name="P2">#include&lt;stdio.h&gt;</text:p>
      <text:p text:style-name="P2">int main()</text:p>
      <text:p text:style-name="P2">{</text:p>
      <text:p text:style-name="P2"><text:tab/>int a[100],i,n,x,f=0;</text:p>
      <text:p text:style-name="P2"><text:tab/>printf("enter limit=");</text:p>
      <text:p text:style-name="P2"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printf("\n enter no to search=");</text:p>
      <text:p text:style-name="P2"><text:tab/>scanf("%d",&amp;x);</text:p>
      <text:p text:style-name="P2"><text:tab/>for(i=0;i&lt;n;i++)</text:p>
      <text:p text:style-name="P2"><text:tab/>{</text:p>
      <text:p text:style-name="P2"><text:tab/><text:tab/>if(a[i]==x)</text:p>
      <text:p text:style-name="P2"><text:tab/><text:tab/>{</text:p>
      <text:p text:style-name="P2"><text:tab/><text:tab/><text:tab/>f=1;</text:p>
      <text:p text:style-name="P2"><text:tab/><text:tab/><text:tab/>break;</text:p>
      <text:p text:style-name="P2"><text:tab/><text:tab/>}</text:p>
      <text:p text:style-name="P2"><text:tab/>}</text:p>
      <text:p text:style-name="P2"><text:tab/>if(f==1)</text:p>
      <text:p text:style-name="P2"><text:tab/>printf("found");</text:p>
      <text:p text:style-name="P2"><text:tab/>else</text:p>
      <text:p text:style-name="P2"><text:tab/>printf("not found");</text:p>
      <text:p text:style-name="P2">}</text:p>
      <text:p text:style-name="P6"/>
      <text:p text:style-name="P3"><text:span text:style-name="T1">2) </text:span><text:span text:style-name="T2">Accept an array and search using </text:span><text:span text:style-name="T1">binary search.</text:span></text:p>
      <text:p text:style-name="P2">#include&lt;stdio.h&gt;</text:p>
      <text:p text:style-name="P2">int main()</text:p>
      <text:p text:style-name="P2">{</text:p>
      <text:p text:style-name="P2"><text:tab/>int a[100],n,i,f=0,top,mid,bottom,x;</text:p>
      <text:p text:style-name="P2"><text:tab/>printf("enter limit=");</text:p>
      <text:p text:style-name="P2"><text:tab/>scanf("%d",&amp;n);</text:p>
      <text:p text:style-name="P2"><text:tab/>printf("enter n no in sorted order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printf("enter no to search=");</text:p>
      <text:p text:style-name="P2"><text:tab/>scanf("%d",&amp;x);</text:p>
      <text:p text:style-name="P2"><text:tab/>top=0;</text:p>
      <text:p text:style-name="P2"><text:soft-page-break/><text:tab/>bottom=n-1;</text:p>
      <text:p text:style-name="P2"><text:tab/>while(top &lt;= bottom)</text:p>
      <text:p text:style-name="P2"><text:tab/>{</text:p>
      <text:p text:style-name="P2"><text:tab/><text:tab/>mid=(top+bottom)/2;</text:p>
      <text:p text:style-name="P2"><text:tab/><text:tab/></text:p>
      <text:p text:style-name="P2"><text:tab/><text:tab/>if(a[mid]==x)</text:p>
      <text:p text:style-name="P2"><text:tab/><text:tab/>{</text:p>
      <text:p text:style-name="P2"><text:tab/><text:tab/><text:tab/>f=1;</text:p>
      <text:p text:style-name="P2"><text:tab/><text:tab/><text:tab/>break;</text:p>
      <text:p text:style-name="P2"><text:tab/><text:tab/>}</text:p>
      <text:p text:style-name="P2"><text:tab/><text:tab/></text:p>
      <text:p text:style-name="P2"><text:tab/><text:tab/>if(x &gt; a[mid])</text:p>
      <text:p text:style-name="P2"><text:tab/><text:tab/>{</text:p>
      <text:p text:style-name="P2"><text:tab/><text:tab/><text:tab/>top=mid+1;</text:p>
      <text:p text:style-name="P2"><text:tab/><text:tab/>}</text:p>
      <text:p text:style-name="P2"><text:tab/><text:tab/></text:p>
      <text:p text:style-name="P2"><text:tab/><text:tab/>if(x &lt; a[mid])</text:p>
      <text:p text:style-name="P2"><text:tab/><text:tab/>{</text:p>
      <text:p text:style-name="P2"><text:tab/><text:tab/><text:tab/>bottom=mid-1;</text:p>
      <text:p text:style-name="P2"><text:tab/><text:tab/>}</text:p>
      <text:p text:style-name="P2"><text:tab/>}</text:p>
      <text:p text:style-name="P2"><text:tab/></text:p>
      <text:p text:style-name="P2"><text:tab/>if(f==1)</text:p>
      <text:p text:style-name="P2"><text:tab/>printf("num found at position=%d",mid);</text:p>
      <text:p text:style-name="P2"><text:tab/>else</text:p>
      <text:p text:style-name="P2"><text:tab/>printf("num not found");</text:p>
      <text:p text:style-name="P2">}</text:p>
      <text:p text:style-name="P2"/>
      <text:p text:style-name="P2"/>
      <text:p text:style-name="P3"><text:span text:style-name="T1">3) </text:span><text:span text:style-name="T2">Accept an array and search using </text:span><text:span text:style-name="T1">bubble sort</text:span>.</text:p>
      <text:p text:style-name="P2">#include&lt;stdio.h&gt;</text:p>
      <text:p text:style-name="P2">int main()</text:p>
      <text:p text:style-name="P2">{</text:p>
      <text:p text:style-name="P2"><text:tab/>int a[100],i,n,pass,t;</text:p>
      <text:p text:style-name="P2"><text:tab/>printf("enter limit=");</text:p>
      <text:p text:style-name="P2"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for(pass=1;pass&lt;n;pass++)</text:p>
      <text:p text:style-name="P2"><text:tab/>{</text:p>
      <text:p text:style-name="P2"><text:soft-page-break/><text:tab/><text:tab/>for(i=0;i&lt;n-pass;i++)</text:p>
      <text:p text:style-name="P2"><text:tab/><text:tab/>{</text:p>
      <text:p text:style-name="P2"><text:tab/><text:tab/><text:tab/>if(a[i] &gt; a[i+1])</text:p>
      <text:p text:style-name="P2"><text:tab/><text:tab/><text:tab/>{</text:p>
      <text:p text:style-name="P2"><text:tab/><text:tab/><text:tab/><text:tab/>t=a[i];</text:p>
      <text:p text:style-name="P2"><text:tab/><text:tab/><text:tab/><text:tab/>a[i]=a[i+1];</text:p>
      <text:p text:style-name="P2"><text:tab/><text:tab/><text:tab/><text:tab/>a[i+1]=t;</text:p>
      <text:p text:style-name="P2"><text:tab/><text:tab/><text:tab/>}</text:p>
      <text:p text:style-name="P2"><text:tab/><text:tab/>}</text:p>
      <text:p text:style-name="P2"><text:tab/>}</text:p>
      <text:p text:style-name="P2"><text:tab/>printf("\n sorted array=");</text:p>
      <text:p text:style-name="P2"><text:tab/>for(i=0;i&lt;n;i++)</text:p>
      <text:p text:style-name="P2"><text:tab/>{</text:p>
      <text:p text:style-name="P2"><text:tab/><text:tab/>printf("%d\t",a[i]);</text:p>
      <text:p text:style-name="P2"><text:tab/>}</text:p>
      <text:p text:style-name="P2">}</text:p>
      <text:p text:style-name="P3"><text:span text:style-name="T1"/></text:p>
      <text:p text:style-name="P3"><text:span text:style-name="T1">4) </text:span><text:span text:style-name="T2">Accept an array and sort using </text:span><text:span text:style-name="T1">selection sort.</text:span></text:p>
      <text:p text:style-name="P2">#include&lt;stdio.h&gt;</text:p>
      <text:p text:style-name="P2">int main()</text:p>
      <text:p text:style-name="P2">{</text:p>
      <text:p text:style-name="P2"><text:tab/>int a[100],i,n,pass,index,t,min;</text:p>
      <text:p text:style-name="P2"><text:tab/>printf("Enter limit=");</text:p>
      <text:p text:style-name="P2"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for(pass=1;pass&lt;n;pass++)</text:p>
      <text:p text:style-name="P2"><text:tab/>{</text:p>
      <text:p text:style-name="P2"><text:tab/><text:tab/>min=a[pass-1];</text:p>
      <text:p text:style-name="P2"><text:tab/><text:tab/>index=pass-1;</text:p>
      <text:p text:style-name="P2"><text:tab/><text:tab/>for(i=pass;i&lt;n;i++)</text:p>
      <text:p text:style-name="P2"><text:tab/><text:tab/>{</text:p>
      <text:p text:style-name="P2"><text:tab/><text:tab/><text:tab/>if(a[i] &lt; min)</text:p>
      <text:p text:style-name="P2"><text:tab/><text:tab/><text:tab/>{</text:p>
      <text:p text:style-name="P2"><text:tab/><text:tab/><text:tab/><text:tab/>min=a[i];</text:p>
      <text:p text:style-name="P2"><text:tab/><text:tab/><text:tab/><text:tab/>index=i;</text:p>
      <text:p text:style-name="P2"><text:tab/><text:tab/><text:tab/>}</text:p>
      <text:p text:style-name="P2"><text:tab/><text:tab/>}</text:p>
      <text:p text:style-name="P2"><text:tab/><text:tab/>t=a[pass-1];</text:p>
      <text:p text:style-name="P2"><text:tab/><text:tab/>a[pass-1]=a[index];</text:p>
      <text:p text:style-name="P2"><text:soft-page-break/><text:tab/><text:tab/>a[index]=t;</text:p>
      <text:p text:style-name="P2"><text:tab/><text:tab/></text:p>
      <text:p text:style-name="P2"><text:tab/>}</text:p>
      <text:p text:style-name="P2"><text:tab/>printf("\n sorted array=");</text:p>
      <text:p text:style-name="P2"><text:tab/>for(i=0;i&lt;n;i++)</text:p>
      <text:p text:style-name="P2"><text:tab/>{</text:p>
      <text:p text:style-name="P2"><text:tab/><text:tab/>printf("%d\t",a[i]);</text:p>
      <text:p text:style-name="P2"><text:tab/>}</text:p>
      <text:p text:style-name="P2">}</text:p>
      <text:p text:style-name="P2"/>
      <text:p text:style-name="P4">5) <text:span text:style-name="T3">Accept an array and sort using </text:span>insertion sort.</text:p>
      <text:p text:style-name="P2">#include&lt;stdio.h&gt;</text:p>
      <text:p text:style-name="P2">int main()</text:p>
      <text:p text:style-name="P2">{</text:p>
      <text:p text:style-name="P2"><text:tab/>int a[100],i,n,pass,num;</text:p>
      <text:p text:style-name="P2"><text:tab/>printf("enter limit=");</text:p>
      <text:p text:style-name="P2"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for(pass=1;pass&lt;n;pass++)</text:p>
      <text:p text:style-name="P2"><text:tab/>{</text:p>
      <text:p text:style-name="P2"><text:tab/><text:tab/>num=a[pass];</text:p>
      <text:p text:style-name="P2"><text:tab/><text:tab/>for(i=pass-1;i&gt;=0 &amp;&amp; a[i]&gt;num;i--)</text:p>
      <text:p text:style-name="P2"><text:tab/><text:tab/>{</text:p>
      <text:p text:style-name="P2"><text:tab/><text:tab/><text:tab/>a[i+1]=a[i];</text:p>
      <text:p text:style-name="P2"><text:tab/><text:tab/>}</text:p>
      <text:p text:style-name="P2"><text:tab/><text:tab/>a[i+1]=num;</text:p>
      <text:p text:style-name="P2"><text:tab/>}</text:p>
      <text:p text:style-name="P2"><text:tab/>printf("\n sorted array=");</text:p>
      <text:p text:style-name="P2"><text:tab/>for(i=0;i&lt;n;i++)</text:p>
      <text:p text:style-name="P2"><text:tab/>{</text:p>
      <text:p text:style-name="P2"><text:tab/><text:tab/>printf("%d\t",a[i]);</text:p>
      <text:p text:style-name="P2"><text:tab/>}</text:p>
      <text:p text:style-name="P2">}</text:p>
      <text:p text:style-name="P2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6) </text:span><text:span text:style-name="T2">Accept an array and sort using </text:span><text:span text:style-name="T1">merge sort.</text:span></text:p>
      <text:p text:style-name="P2">#include&lt;stdio.h&gt;</text:p>
      <text:p text:style-name="P2"/>
      <text:p text:style-name="P2">void merge(int a[100],int top,int mid,int bottom)</text:p>
      <text:p text:style-name="P2">{</text:p>
      <text:p text:style-name="P2"><text:tab/>int i,j,k=0,b[100],n;</text:p>
      <text:p text:style-name="P2"><text:tab/>i=top;j=mid+1;</text:p>
      <text:p text:style-name="P2"><text:tab/></text:p>
      <text:p text:style-name="P2"><text:tab/>while(i&lt;=mid &amp;&amp; j&lt;=bottom)</text:p>
      <text:p text:style-name="P2"><text:tab/>{</text:p>
      <text:p text:style-name="P2"><text:tab/><text:tab/>if(a[i] &lt; a[j])</text:p>
      <text:p text:style-name="P2"><text:tab/><text:tab/>b[k++]=a[i++];</text:p>
      <text:p text:style-name="P2"><text:tab/><text:tab/>else</text:p>
      <text:p text:style-name="P2"><text:tab/><text:tab/>b[k++]=a[j++];</text:p>
      <text:p text:style-name="P2"><text:tab/>}</text:p>
      <text:p text:style-name="P2"><text:tab/></text:p>
      <text:p text:style-name="P2"><text:tab/>while(i&lt;=mid)</text:p>
      <text:p text:style-name="P2"><text:tab/>b[k++]=a[i++];</text:p>
      <text:p text:style-name="P2"><text:tab/></text:p>
      <text:p text:style-name="P2"><text:tab/>while(j&lt;=bottom)</text:p>
      <text:p text:style-name="P2"><text:tab/>b[k++]=a[j++];</text:p>
      <text:p text:style-name="P2"><text:tab/></text:p>
      <text:p text:style-name="P2"><text:tab/>for(i=top,k=0;i&lt;=bottom;i++,k++)</text:p>
      <text:p text:style-name="P2"><text:tab/>a[i]=b[k];</text:p>
      <text:p text:style-name="P2">}</text:p>
      <text:p text:style-name="P2"/>
      <text:p text:style-name="P2">void mergesort(int a[100],int top,int bottom)</text:p>
      <text:p text:style-name="P2">{</text:p>
      <text:p text:style-name="P2"><text:tab/>int mid;</text:p>
      <text:p text:style-name="P2"><text:tab/>if(top &lt; bottom)</text:p>
      <text:p text:style-name="P2"><text:tab/>{</text:p>
      <text:p text:style-name="P2"><text:tab/><text:tab/>mid=(top+bottom)/2;</text:p>
      <text:p text:style-name="P2"><text:tab/><text:tab/></text:p>
      <text:p text:style-name="P2"><text:tab/><text:tab/>mergesort(a,top,mid);</text:p>
      <text:p text:style-name="P2"><text:tab/><text:tab/>mergesort(a,mid+1,bottom);</text:p>
      <text:p text:style-name="P2"><text:tab/><text:tab/>merge(a,top,mid,bottom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a[100],i,n;</text:p>
      <text:p text:style-name="P2"><text:tab/>printf("enter limit=");</text:p>
      <text:p text:style-name="P2"><text:soft-page-break/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</text:p>
      <text:p text:style-name="P2"><text:tab/>mergesort(a,0,n-1);</text:p>
      <text:p text:style-name="P2"><text:tab/>printf("sorted array=");</text:p>
      <text:p text:style-name="P2"><text:tab/>for(i=0;i&lt;n;i++)</text:p>
      <text:p text:style-name="P2"><text:tab/>{</text:p>
      <text:p text:style-name="P2"><text:tab/><text:tab/>printf("%d\t",a[i]);</text:p>
      <text:p text:style-name="P2"><text:tab/><text:tab/></text:p>
      <text:p text:style-name="P2"><text:tab/>}</text:p>
      <text:p text:style-name="P2">}</text:p>
      <text:p text:style-name="P2"/>
      <text:p text:style-name="P3"><text:span text:style-name="T1">7) </text:span><text:span text:style-name="T2">Accept an array and sort using </text:span><text:span text:style-name="T1">quick sort.</text:span></text:p>
      <text:p text:style-name="P2">#include&lt;stdio.h&gt;</text:p>
      <text:p text:style-name="P2"/>
      <text:p text:style-name="P2">int partition(int a[100],int lb,int ub)</text:p>
      <text:p text:style-name="P2">{</text:p>
      <text:p text:style-name="P2"><text:tab/>int i,j,t,pivot;</text:p>
      <text:p text:style-name="P2"><text:tab/>pivot=a[ub];</text:p>
      <text:p text:style-name="P2"><text:tab/>i=lb-1;</text:p>
      <text:p text:style-name="P2"><text:tab/>for(j=lb;j&lt;ub;j++)</text:p>
      <text:p text:style-name="P2"><text:tab/>{</text:p>
      <text:p text:style-name="P2"><text:tab/><text:tab/>if(a[j] &lt; pivot)</text:p>
      <text:p text:style-name="P2"><text:tab/><text:tab/>{</text:p>
      <text:p text:style-name="P2"><text:tab/><text:tab/><text:tab/>i++;</text:p>
      <text:p text:style-name="P2"><text:tab/><text:tab/><text:tab/>t=a[i];</text:p>
      <text:p text:style-name="P2"><text:tab/><text:tab/><text:tab/>a[i]=a[j];</text:p>
      <text:p text:style-name="P2"><text:tab/><text:tab/><text:tab/>a[j]=t;</text:p>
      <text:p text:style-name="P2"><text:tab/><text:tab/>}</text:p>
      <text:p text:style-name="P2"><text:tab/>}</text:p>
      <text:p text:style-name="P2"><text:tab/>t=a[i+1];</text:p>
      <text:p text:style-name="P2"><text:tab/>a[i+1]=a[ub];</text:p>
      <text:p text:style-name="P2"><text:tab/>a[ub]=t;</text:p>
      <text:p text:style-name="P2"><text:tab/>return i+1;</text:p>
      <text:p text:style-name="P2">}</text:p>
      <text:p text:style-name="P2"/>
      <text:p text:style-name="P2">void quicksort(int a[100],int lb,int ub)</text:p>
      <text:p text:style-name="P2">{</text:p>
      <text:p text:style-name="P2"><text:tab/>int k;</text:p>
      <text:p text:style-name="P2"><text:soft-page-break/><text:tab/>if(lb &lt; ub)</text:p>
      <text:p text:style-name="P2"><text:tab/>{</text:p>
      <text:p text:style-name="P2"><text:tab/><text:tab/>k=partition(a,lb,ub);</text:p>
      <text:p text:style-name="P2"><text:tab/><text:tab/>quicksort(a,lb,k-1);</text:p>
      <text:p text:style-name="P2"><text:tab/><text:tab/>quicksort(a,k+1,ub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a[100],i,n;</text:p>
      <text:p text:style-name="P2"><text:tab/>printf("enter limit=");</text:p>
      <text:p text:style-name="P2"><text:tab/>scanf("%d",&amp;n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</text:p>
      <text:p text:style-name="P2"><text:tab/>quicksort(a,0,n-1);</text:p>
      <text:p text:style-name="P2"><text:tab/></text:p>
      <text:p text:style-name="P2"><text:tab/>printf("sorted array=");</text:p>
      <text:p text:style-name="P2"><text:tab/>for(i=0;i&lt;n;i++)</text:p>
      <text:p text:style-name="P2"><text:tab/>{</text:p>
      <text:p text:style-name="P2"><text:tab/><text:tab/>printf("%d\t",a[i]);</text:p>
      <text:p text:style-name="P2"><text:tab/>}</text:p>
      <text:p text:style-name="P2">}</text:p>
      <text:p text:style-name="P2"/>
      <text:p text:style-name="P3"><text:span text:style-name="T1">8) </text:span><text:span text:style-name="T2">Accept an array and sort using </text:span><text:span text:style-name="T1">count sort.</text:span></text:p>
      <text:p text:style-name="P2">#include&lt;stdio.h&gt;</text:p>
      <text:p text:style-name="P2"/>
      <text:p text:style-name="P2">void countsort(int a[100],int k,int n)</text:p>
      <text:p text:style-name="P2">{</text:p>
      <text:p text:style-name="P2"><text:tab/>int i,j=0,b[100],count[100];</text:p>
      <text:p text:style-name="P2"><text:tab/>for(i=0;i&lt;k;i++)</text:p>
      <text:p text:style-name="P2"><text:tab/>{</text:p>
      <text:p text:style-name="P2"><text:tab/><text:tab/>count[i]=0;</text:p>
      <text:p text:style-name="P2"><text:tab/>}</text:p>
      <text:p text:style-name="P2"><text:tab/></text:p>
      <text:p text:style-name="P2"><text:tab/>for(i=0;i&lt;n;i++)</text:p>
      <text:p text:style-name="P2"><text:tab/>{</text:p>
      <text:p text:style-name="P2"><text:tab/><text:tab/>count[a[i]]=count[a[i]]+1;</text:p>
      <text:p text:style-name="P2"><text:tab/>}</text:p>
      <text:p text:style-name="P2"><text:soft-page-break/><text:tab/></text:p>
      <text:p text:style-name="P2"><text:tab/>for(i=0;i&lt;=k;i++)</text:p>
      <text:p text:style-name="P2"><text:tab/>{</text:p>
      <text:p text:style-name="P2"><text:tab/><text:tab/>while(count[i]&gt;0)</text:p>
      <text:p text:style-name="P2"><text:tab/><text:tab/>{</text:p>
      <text:p text:style-name="P2"><text:tab/><text:tab/><text:tab/>b[j++]=i;</text:p>
      <text:p text:style-name="P2"><text:tab/><text:tab/><text:tab/>count[i]=count[i]-1;</text:p>
      <text:p text:style-name="P2"><text:tab/><text:tab/>}</text:p>
      <text:p text:style-name="P2"><text:tab/>}</text:p>
      <text:p text:style-name="P2"><text:tab/></text:p>
      <text:p text:style-name="P2"><text:tab/>printf("sorted array=");</text:p>
      <text:p text:style-name="P2"><text:tab/>for(i=0;i&lt;n;i++)</text:p>
      <text:p text:style-name="P2"><text:tab/>{</text:p>
      <text:p text:style-name="P2"><text:tab/><text:tab/>printf("%d\t",b[i])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a[100],n,k,i;</text:p>
      <text:p text:style-name="P2"><text:tab/>printf("enter limit=");</text:p>
      <text:p text:style-name="P2"><text:tab/>scanf("%d",&amp;n);</text:p>
      <text:p text:style-name="P2"><text:tab/>printf("\n enter range=");</text:p>
      <text:p text:style-name="P2"><text:tab/>scanf("%d",&amp;k);</text:p>
      <text:p text:style-name="P2"><text:tab/>printf("\n enter n no=");</text:p>
      <text:p text:style-name="P2"><text:tab/>for(i=0;i&lt;n;i++)</text:p>
      <text:p text:style-name="P2"><text:tab/>{</text:p>
      <text:p text:style-name="P2"><text:tab/><text:tab/>scanf("%d",&amp;a[i]);</text:p>
      <text:p text:style-name="P2"><text:tab/>}</text:p>
      <text:p text:style-name="P2"><text:tab/></text:p>
      <text:p text:style-name="P2"><text:tab/>countsort(a,k,n);</text:p>
      <text:p text:style-name="P2">}</text:p>
      <text:p text:style-name="P2"/>
      <text:p text:style-name="P2"><text:span text:style-name="T2">9) </text:span><text:span text:style-name="T1">read data from city.txt file and search city using linear search.</text:span></text:p>
      <text:p text:style-name="P2">#include&lt;stdio.h&gt;</text:p>
      <text:p text:style-name="P2">#include&lt;string.h&gt;</text:p>
      <text:p text:style-name="P2">int main()</text:p>
      <text:p text:style-name="P2">{</text:p>
      <text:p text:style-name="P2"><text:tab/>int f=0,code;</text:p>
      <text:p text:style-name="P2"><text:tab/>char cname[20],s1[20];</text:p>
      <text:p text:style-name="P2"><text:tab/>FILE *f1;</text:p>
      <text:p text:style-name="P2"><text:tab/>f1=fopen("city.txt","r");</text:p>
      <text:p text:style-name="P2"><text:tab/>if(f1==NULL)</text:p>
      <text:p text:style-name="P2"><text:soft-page-break/><text:tab/>{</text:p>
      <text:p text:style-name="P2"><text:tab/><text:tab/>printf("file not found");</text:p>
      <text:p text:style-name="P2"><text:tab/><text:tab/>exit(0);</text:p>
      <text:p text:style-name="P2"><text:tab/>}</text:p>
      <text:p text:style-name="P2"><text:tab/>printf("enter city name to search=");</text:p>
      <text:p text:style-name="P2"><text:tab/>scanf("%s",&amp;s1);</text:p>
      <text:p text:style-name="P2"><text:tab/>while(!feof(f1))</text:p>
      <text:p text:style-name="P2"><text:tab/>{</text:p>
      <text:p text:style-name="P2"><text:tab/><text:tab/>fscanf(f1,"%s%d",&amp;cname,&amp;code);</text:p>
      <text:p text:style-name="P2"><text:tab/><text:tab/>if(strcmp(cname,s1)==0)</text:p>
      <text:p text:style-name="P2"><text:tab/><text:tab/>{</text:p>
      <text:p text:style-name="P2"><text:tab/><text:tab/><text:tab/>f=1;</text:p>
      <text:p text:style-name="P2"><text:tab/><text:tab/><text:tab/>break;</text:p>
      <text:p text:style-name="P2"><text:tab/><text:tab/>}</text:p>
      <text:p text:style-name="P2"><text:tab/>}</text:p>
      <text:p text:style-name="P2"><text:tab/>if(f==1)</text:p>
      <text:p text:style-name="P2"><text:tab/>printf("city found");</text:p>
      <text:p text:style-name="P2"><text:tab/>else</text:p>
      <text:p text:style-name="P2"><text:tab/>printf("city not found");</text:p>
      <text:p text:style-name="P2">}</text:p>
      <text:p text:style-name="P2"/>
      <text:p text:style-name="P2"><text:span text:style-name="T2">10) </text:span><text:span text:style-name="T1">accept n city names and search u</text:span><text:span text:style-name="T2">s</text:span><text:span text:style-name="T1">ing binary search.</text:span></text:p>
      <text:p text:style-name="P2">#include&lt;stdio.h&gt;</text:p>
      <text:p text:style-name="P2">#include&lt;string.h&gt;</text:p>
      <text:p text:style-name="P2">int main()</text:p>
      <text:p text:style-name="P2">{</text:p>
      <text:p text:style-name="P2"><text:tab/>int f=0,i,n,top,mid,bottom;</text:p>
      <text:p text:style-name="P2"><text:tab/>char s1[100][100],s2[10];</text:p>
      <text:p text:style-name="P2"><text:tab/>printf("enter limit=");</text:p>
      <text:p text:style-name="P2"><text:tab/>scanf("%d",&amp;n);</text:p>
      <text:p text:style-name="P2"><text:tab/>printf("enter city names in ascending order=");</text:p>
      <text:p text:style-name="P2"><text:tab/>for(i=0;i&lt;n;i++)</text:p>
      <text:p text:style-name="P2"><text:tab/>{</text:p>
      <text:p text:style-name="P2"><text:tab/><text:tab/>scanf("%s",&amp;s1[i]);</text:p>
      <text:p text:style-name="P2"><text:tab/>}</text:p>
      <text:p text:style-name="P2"><text:tab/>printf("enter city name to search=");</text:p>
      <text:p text:style-name="P2"><text:tab/>scanf("%s",&amp;s2);</text:p>
      <text:p text:style-name="P2"><text:tab/>top=0;</text:p>
      <text:p text:style-name="P2"><text:tab/>bottom=n-1;</text:p>
      <text:p text:style-name="P2"><text:tab/></text:p>
      <text:p text:style-name="P2"><text:tab/>while(top &lt;= bottom)</text:p>
      <text:p text:style-name="P2"><text:tab/>{</text:p>
      <text:p text:style-name="P2"><text:tab/><text:tab/>mid=(top+bottom)/2;</text:p>
      <text:p text:style-name="P2"><text:soft-page-break/><text:tab/><text:tab/></text:p>
      <text:p text:style-name="P2"><text:tab/><text:tab/>if(strcmp(s1[mid],s2)==0)</text:p>
      <text:p text:style-name="P2"><text:tab/><text:tab/>{</text:p>
      <text:p text:style-name="P2"><text:tab/><text:tab/><text:tab/>f=1;</text:p>
      <text:p text:style-name="P2"><text:tab/><text:tab/><text:tab/>break;</text:p>
      <text:p text:style-name="P2"><text:tab/><text:tab/>}</text:p>
      <text:p text:style-name="P2"><text:tab/><text:tab/></text:p>
      <text:p text:style-name="P2"><text:tab/><text:tab/>if(strcmp(s2,s1[mid])&gt;0)</text:p>
      <text:p text:style-name="P2"><text:tab/><text:tab/>top=mid+1;</text:p>
      <text:p text:style-name="P2"><text:tab/><text:tab/></text:p>
      <text:p text:style-name="P2"><text:tab/><text:tab/>if(strcmp(s2,s1[mid])&lt;0)</text:p>
      <text:p text:style-name="P2"><text:tab/><text:tab/>bottom=mid-1;</text:p>
      <text:p text:style-name="P2"><text:tab/>}</text:p>
      <text:p text:style-name="P2"><text:tab/>if(f==1)</text:p>
      <text:p text:style-name="P2"><text:tab/>printf("city found");</text:p>
      <text:p text:style-name="P2"><text:tab/>else</text:p>
      <text:p text:style-name="P2"><text:tab/>printf("city not found")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4ffaa" officeooo:paragraph-rsid="0014ffaa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ra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2:15:02.550289738</meta:creation-date>
    <dc:date>2023-02-08T22:27:07.784348026</dc:date>
    <meta:editing-duration>PT9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0" meta:paragraph-count="383" meta:word-count="600" meta:character-count="5200" meta:non-whitespace-character-count="4499"/>
  </office:meta>
</office:document-meta>
</file>